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9cm" style:rel-column-width="7745*"/>
    </style:style>
    <style:style style:name="Tabella2.B" style:family="table-column">
      <style:table-column-properties style:column-width="2.411cm" style:rel-column-width="9296*"/>
    </style:style>
    <style:style style:name="Tabella2.C" style:family="table-column">
      <style:table-column-properties style:column-width="12.578cm" style:rel-column-width="4849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weight="normal" style:font-weight-asian="normal" style:font-weight-complex="normal"/>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7"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9"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1"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2"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4" style:family="paragraph" style:parent-style-name="Standard">
      <style:text-properties style:use-window-font-color="true" style:font-name="Arial" fo:font-size="12pt" fo:language="en" fo:country="US"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6" style:family="paragraph" style:parent-style-name="Heading">
      <style:paragraph-properties fo:break-before="page"/>
    </style:style>
    <style:style style:name="P27" style:family="paragraph" style:parent-style-name="Heading_20_1">
      <style:paragraph-properties fo:break-before="page"/>
    </style:style>
    <style:style style:name="P28" style:family="paragraph" style:parent-style-name="Text_20_body">
      <style:text-properties style:use-window-font-color="true" style:font-name="Arial3" fo:font-style="normal" style:text-underline-style="none" style:font-name-asian="Arial3" style:font-style-asian="normal" style:font-weight-asian="normal" style:font-name-complex="Arial3" style:font-style-complex="normal" style:font-weight-complex="normal"/>
    </style:style>
    <style:style style:name="P29" style:family="paragraph" style:parent-style-name="Heading_20_2">
      <style:text-properties fo:font-size="13pt" style:font-size-asian="13pt" style:font-size-complex="13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Header">
      <style:paragraph-properties fo:text-align="center" style:justify-single-word="false"/>
      <style:text-properties fo:font-size="6pt" style:font-size-asian="6pt" style:font-size-complex="6pt"/>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fo:font-style="normal" style:text-underline-style="none" fo:font-weight="normal" style:font-style-asian="normal" style:font-weight-asian="normal" style:font-style-complex="normal" style:font-weight-complex="normal"/>
    </style:style>
    <style:style style:name="T3" style:family="text">
      <style:text-properties style:use-window-font-color="true" style:font-name="Arial3" fo:font-style="normal" style:text-underline-style="none" fo:font-weight="normal" style:font-name-asian="Arial3" style:font-style-asian="normal" style:font-weight-asian="normal" style:font-name-complex="Arial3" style:font-style-complex="normal" style:font-weight-complex="normal"/>
    </style:style>
    <style:style style:name="T4" style:family="text">
      <style:text-properties style:font-name="Arial"/>
    </style:style>
    <style:style style:name="T5" style:family="text">
      <style:text-properties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text:p>
          </table:table-cell>
          <table:table-cell table:style-name="Tabella4.B1" office:value-type="string">
            <text:p text:style-name="P9">23 Gennaio 2008</text:p>
          </table:table-cell>
        </table:table-row>
        <table:table-row>
          <table:table-cell table:style-name="Tabella4.A2" office:value-type="string">
            <text:p text:style-name="P8">Documento Interno - Formale <text:s/>- v1.2</text:p>
          </table:table-cell>
          <table:table-cell table:style-name="Tabella4.B2" office:value-type="string">
            <text:p text:style-name="P9">Studio_di_fattibilita.pdf</text:p>
          </table:table-cell>
        </table:table-row>
      </table:table>
      <text:p text:style-name="P14"/>
      <text:p text:style-name="P14"/>
      <text:p text:style-name="P16">Redazione:</text:p>
      <text:p text:style-name="P17"><text:tab/><text:tab/><text:tab/>Davide Compagnin</text:p>
      <text:p text:style-name="P18"/>
      <text:p text:style-name="P18">Revisione:<text:tab/></text:p>
      <text:p text:style-name="P17"><text:tab/><text:tab/><text:tab/>Rubin Luca</text:p>
      <text:p text:style-name="P18"/>
      <text:p text:style-name="P18">Approvazione:</text:p>
      <text:p text:style-name="P20"><text:tab/><text:tab/><text:tab/><text:span text:style-name="T4">Giordano Cariani</text:span></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0">Descrizione delle modifiche</text:p>
          </table:table-cell>
        </table:table-row>
        <table:table-row>
          <table:table-cell table:style-name="Tabella2.A2" office:value-type="string">
            <text:p text:style-name="P25">1.2</text:p>
          </table:table-cell>
          <table:table-cell table:style-name="Tabella2.B2" office:value-type="string">
            <text:p text:style-name="P25">23/01/2008</text:p>
          </table:table-cell>
          <table:table-cell table:style-name="Tabella2.A2" office:value-type="string">
            <text:p text:style-name="P11">Inserimento stili ed indice automatizzato</text:p>
          </table:table-cell>
        </table:table-row>
        <table:table-row>
          <table:table-cell table:style-name="Tabella2.A2" office:value-type="string">
            <text:p text:style-name="P25">1.1</text:p>
          </table:table-cell>
          <table:table-cell table:style-name="Tabella2.B2" office:value-type="string">
            <text:p text:style-name="P25">06/12/2007</text:p>
          </table:table-cell>
          <table:table-cell table:style-name="Tabella2.A2" office:value-type="string">
            <text:p text:style-name="P11">Correzione ortografica, verifica e aggiustamento indice</text:p>
          </table:table-cell>
        </table:table-row>
        <table:table-row>
          <table:table-cell table:style-name="Tabella2.A2" office:value-type="string">
            <text:p text:style-name="P22">1.0</text:p>
          </table:table-cell>
          <table:table-cell table:style-name="Tabella2.B2" office:value-type="string">
            <text:p text:style-name="P22">27/11/2007</text:p>
          </table:table-cell>
          <table:table-cell table:style-name="Tabella2.A2" office:value-type="string">
            <text:p text:style-name="Table_20_Contents">Prima versione</text:p>
          </table:table-cell>
        </table:table-row>
      </table:table>
      <text:p text:style-name="P15"/>
      <text:p text:style-name="P26">Sommario</text:p>
      <text:p text:style-name="Text_20_body"><text:span text:style-name="T3">Il presente documento ha come finalità la presentazione dello studio preliminare effettuato sul capitolato intitolato</text:span><text:span text:style-name="T2"> “SiGeM” il cui fine è proporre un'offerta concorrente nei tempi e nelle funzionalità. L'azienda ritiene inoltre che l'offerta non soltanto debba garantire il soddisfacimento dei requisiti tecnici obbligatori, ma possa essere completa anche dal punto di vista dei requisiti opzionali e desiderabili. Infine, per permettere uno sviluppo il quanto più possibile chiaro, lineare e rapido, l'azienda offrirà ampia disponibilità verso il committente per fornire qualsiasi informazione e documentazione da egli richiest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5"><text:a xlink:type="simple" xlink:href="#1.Oggetto dello studio di fattibilità |outline" text:style-name="Page_20_Number" text:visited-style-name="Page_20_Number">1 <text:s text:c="2"/>Oggetto dello studio di fattibilità <text:tab/>3</text:a></text:p>
          <text:p text:style-name="P35"><text:a xlink:type="simple" xlink:href="#2.Descrizione sommaria del progetto |outline" text:style-name="Page_20_Number" text:visited-style-name="Page_20_Number">2 <text:s text:c="2"/>Descrizione sommaria del progetto <text:tab/>3</text:a></text:p>
          <text:p text:style-name="P35"><text:a xlink:type="simple" xlink:href="#3.Conoscenze essenziali per la realizzazione del progetto |outline" text:style-name="Page_20_Number" text:visited-style-name="Page_20_Number">3 <text:s text:c="2"/>Conoscenze essenziali per la realizzazione del progetto <text:tab/>3</text:a></text:p>
          <text:p text:style-name="P35"><text:a xlink:type="simple" xlink:href="#4.Risorse disponibili |outline" text:style-name="Page_20_Number" text:visited-style-name="Page_20_Number">4 <text:s text:c="2"/>Risorse disponibili <text:tab/>3</text:a></text:p>
          <text:p text:style-name="P36"><text:a xlink:type="simple" xlink:href="#4.1.Software |outline" text:style-name="Page_20_Number" text:visited-style-name="Page_20_Number">4.1 <text:s text:c="2"/>Software <text:tab/>3</text:a></text:p>
          <text:p text:style-name="P36"><text:a xlink:type="simple" xlink:href="#4.2.Hardware |outline" text:style-name="Page_20_Number" text:visited-style-name="Page_20_Number">4.2 <text:s text:c="2"/>Hardware <text:tab/>4</text:a></text:p>
          <text:p text:style-name="P36"><text:a xlink:type="simple" xlink:href="#4.3.Personale|outline" text:style-name="Page_20_Number" text:visited-style-name="Page_20_Number">4.3 <text:s text:c="2"/>Personale<text:tab/>4</text:a></text:p>
          <text:p text:style-name="P35"><text:a xlink:type="simple" xlink:href="#5.Fattibilità e conclusioni|outline" text:style-name="Page_20_Number" text:visited-style-name="Page_20_Number">5 <text:s text:c="2"/>Fattibilità e conclusioni<text:tab/>4</text:a></text:p>
        </text:index-body>
      </text:table-of-content>
      <text:p text:style-name="P23"/>
      <text:h text:style-name="P27" text:outline-level="1">Oggetto dello studio di fattibilità </text:h>
      <text:p text:style-name="Text_20_body">Lo studio di fattibilità ha come oggetto l'analisi di un sistema didattico intitolato "Simulatore di Gestione della Memoria di un Elaboratore". La sigla SiGeM designa l’intero sistema software oggetto dell’appalto che prevede come committenti rispettivamente entrambi i docenti del corso di Sistemi Operativi, il prof. Vardanega e il dott. Palazzi. </text:p>
      <text:h text:style-name="Heading_20_1" text:outline-level="1">Descrizione sommaria del progetto </text:h>
      <text:p text:style-name="Text_20_body">Il sistema SiGeM dovrà fornire una simulazione grafica, operante su più finestre, che illustri, a fini didattici, le problematiche inerenti alla gestione della memoria di un elaboratore monoprocessore multi programmato. Il sistema sarà in grado di simulare la gestione della memoria sia con paginazione che con segmentazione. </text:p>
      <text:p text:style-name="Text_20_body">Ogni finestra del sistema in oggetto descriverà un aspetto significativo dell'evoluzione nel tempo del contenuto della memoria primaria (RAM), delle pagine o segmenti da gestire, dell’area di swap, e dello stato complessivo del sistema a quel istante. </text:p>
      <text:h text:style-name="Heading_20_1" text:outline-level="1"><text:span text:style-name="T5">Conoscenze essenziali per la realizzazione del progetto</text:span> </text:h>
      <text:p text:style-name="Text_20_body">Il dominio in cui l'azienda sarà richiamata ad operare sarà quello dei Sistemi Operativi. Il nostro team di sviluppo è composto da sei elementi, quattro dei quali possiedono già le conoscenze necessarie in quanto possono certificare il superamento dell'esame caratterizzante il progetto. Mentre per gli altri due elementi, se si riterrà necessario, verranno effettuati corsi di formazione interni di breve durata tali da non rallentare le attività. Per quanto riguarda la parte implementativa, tutto il personale è già formato per l'utilizzo di tool in aiuto alle attività di progettazione, <text:s/>programmazione, debug, testing e documentazione. Il linguaggio di sviluppo utilizzato risponderà alle specifiche <text:s/>Java 1.5 o superiore grazie anche alla sua portabilità. </text:p>
      <text:h text:style-name="Heading_20_1" text:outline-level="1">Risorse disponibili </text:h>
      <text:h text:style-name="Heading_20_2" text:outline-level="2">Software </text:h>
      <text:p text:style-name="Text_20_body">Ambiente di sviluppo: </text:p>
      <text:list text:style-name="L1">
        <text:list-item>
          <text:p text:style-name="P30">NetBeans</text:p>
        </text:list-item>
      </text:list>
      <text:p text:style-name="Text_20_body"><text:soft-page-break/>Altri tool utilizzati: </text:p>
      <text:list text:style-name="L2">
        <text:list-item>
          <text:p text:style-name="P31">OpenOffice2 per documentazione,tabelle e grafici </text:p>
        </text:list-item>
        <text:list-item>
          <text:p text:style-name="P31">Gantt Project per i diagrammi di Gantt </text:p>
        </text:list-item>
        <text:list-item>
          <text:p text:style-name="P31">NetBeans per Use Case</text:p>
        </text:list-item>
      </text:list>
      <text:p text:style-name="Text_20_body">Verrà inoltre predisposto uno spazio remoto accessibile dal gruppo all'indirizzo stylosoft.altervista.org nel quale sarà immagazzinato tutto il lavoro svolto nonché gli strumenti principali e altro materiale utile. </text:p>
      <text:h text:style-name="Heading_20_2" text:outline-level="2">Hardware </text:h>
      <text:p text:style-name="Text_20_body">Ogni componente del gruppo possiede almeno un calcolatore personale sul quale può lavorare in maniera autonoma, purché ogni compito o modifica effettuata sia condivisa a tutti tramite lo spazio remoto condiviso. Particolare altro hardware non sarà necessario al fine di sviluppare più efficientemente il progetto. </text:p>
      <text:h text:style-name="P29" text:outline-level="2">Personale</text:h>
      <text:p text:style-name="Text_20_body">I sei elementi del gruppo, a rotazione programmata, dovranno adempiere a tutti i ruoli previsti nelle modalità' definite dal piano di progetto. Si rimanda quindi alla visione del documento.</text:p>
      <text:h text:style-name="Heading_20_1" text:outline-level="1">Fattibilità e conclusioni</text:h>
      <text:p text:style-name="P28">A seguito di un attento esame delle conoscenze richieste per lo sviluppo e di una preliminare analisi di casi d'uso e progettazione ad alto livello, il gruppo Stylosoft percepisce la fattibilità del capitolato di conseguenza ne propone un'offer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27/11/07</text:p>
            </table:table-cell>
            <table:table-cell table:style-name="Tabella3.B1" office:value-type="string">
              <text:p text:style-name="P7">Ultima modifica: </text:p>
              <text:p text:style-name="P7">23/01/08</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9:35:34</dc:date>
    <meta:print-date>2005-11-30T16:25:56</meta:print-date>
    <meta:editing-cycles>313</meta:editing-cycles>
    <meta:editing-duration>P1DT3H35M45S</meta:editing-duration>
    <meta:user-defined meta:name="Info 1"/>
    <meta:user-defined meta:name="Info 2"/>
    <meta:user-defined meta:name="Info 3"/>
    <meta:user-defined meta:name="Info 4"/>
    <meta:document-statistic meta:table-count="4" meta:image-count="1" meta:object-count="0" meta:page-count="4" meta:paragraph-count="72" meta:word-count="650" meta:character-count="4584"/>
  </office:meta>
</office:document-meta>
</file>